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3465a4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6" style:family="graphic" style:parent-style-name="standard">
      <style:graphic-properties draw:stroke="none" svg:stroke-color="#000000" draw:fill="none" draw:fill-color="#ffffff" fo:min-height="0.7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17.018cm" svg:x="9.509cm" svg:y="4.0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6.35cm" svg:height="1.778cm" svg:x="2.524cm" svg:y="5.064cm">
          <draw:glue-point draw:id="4" svg:x="5cm" svg:y="5cm"/>
          <draw:glue-point draw:id="5" svg:x="3.8cm" svg:y="5cm"/>
          <draw:glue-point draw:id="6" svg:x="3cm" svg:y="5cm"/>
          <draw:glue-point draw:id="7" svg:x="2.2cm" svg:y="5cm"/>
          <draw:glue-point draw:id="8" svg:x="0.6cm" svg:y="5cm"/>
          <draw:glue-point draw:id="9" svg:x="1.4cm" svg:y="5cm"/>
          <draw:glue-point draw:id="10" svg:x="-0.6cm" svg:y="5cm"/>
          <text:p text:style-name="P2"><text:span text:style-name="T1">User</text:span></text:p>
          <text:p text:style-name="P2"><text:span text:style-name="T2">+username (email)</text:span></text:p>
          <text:p text:style-name="P2"><text:span text:style-name="T2">+type (donor, charity, volunte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6.477cm" svg:height="4.318cm" svg:x="10.398cm" svg:y="4.81cm">
          <draw:glue-point draw:id="4" svg:x="-5cm" svg:y="-2.352cm"/>
          <text:p text:style-name="P2"><text:span text:style-name="T1">Account Creation</text:span></text:p>
          <text:p text:style-name="P2"><text:span text:style-name="T2">+type (donor, charity, volunteer)</text:span></text:p>
          <text:p text:style-name="P2"><text:span text:style-name="T2">+location</text:span></text:p>
          <text:p text:style-name="P2"><text:span text:style-name="T2">+if donor:</text:span></text:p>
          <text:p text:style-name="P2"><text:span text:style-name="T2"><text:s text:c="3"/></text:span><text:span text:style-name="T2">+type of food</text:span></text:p>
          <text:p text:style-name="P2"><text:span text:style-name="T2"><text:s text:c="3"/></text:span><text:span text:style-name="T2">+likely frequency of food</text:span></text:p>
          <text:p text:style-name="P2"><text:span text:style-name="T2"><text:s text:c="3"/></text:span><text:span text:style-name="T2">+official business address</text:span></text:p>
          <text:p text:style-name="P2"><text:span text:style-name="T2"><text:s text:c="3"/></text:span><text:span text:style-name="T2">+official business phone #</text:span></text:p>
          <text:p text:style-name="P2"><text:span text:style-name="T2"><text:s text:c="3"/></text:span><text:span text:style-name="T2">+verification/approval stat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8.874cm" svg:y1="5.953cm" svg:x2="10.398cm" svg:y2="5.954cm" draw:start-shape="id1" draw:start-glue-point="1" draw:end-shape="id2" draw:end-glue-point="4" svg:d="M8874 5953h762v1h762" svg:viewBox="0 0 1525 2">
          <text:p/>
        </draw:connector>
        <draw:frame draw:style-name="gr4" draw:text-style-name="P4" draw:layer="layout" svg:width="0.381cm" svg:height="0.725cm" svg:x="8.874cm" svg:y="5.482cm">
          <draw:text-box>
            <text:p><text:span text:style-name="T2">*</text:span></text:p>
          </draw:text-box>
        </draw:frame>
        <draw:frame draw:style-name="gr5" draw:text-style-name="P5" draw:layer="layout" svg:width="0.381cm" svg:height="0.762cm" svg:x="10.017cm" svg:y="5.445cm">
          <draw:text-box>
            <text:p><text:span text:style-name="T3">1</text:span></text:p>
          </draw:text-box>
        </draw:frame>
        <draw:custom-shape draw:style-name="gr2" draw:text-style-name="P3" xml:id="id3" draw:id="id3" draw:layer="layout" svg:width="6.477cm" svg:height="2.286cm" svg:x="10.398cm" svg:y="10.017cm">
          <draw:glue-point draw:id="4" svg:x="-5cm" svg:y="-2.5cm"/>
          <text:p text:style-name="P2"><text:span text:style-name="T1">Account Verification for Donors</text:span></text:p>
          <text:p text:style-name="P2"><text:span text:style-name="T4">+contact info (from acct. creation)</text:span></text:p>
          <text:p text:style-name="P2"><text:span text:style-name="T4">+verification steps (for volunteer)</text:span></text:p>
          <text:p text:style-name="P2"><text:span text:style-name="T4">+approval status (by a volunteer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636cm" svg:y1="9.128cm" svg:x2="13.636cm" svg:y2="10.017cm" draw:start-shape="id2" draw:start-glue-point="2" draw:end-shape="id3" draw:end-glue-point="0" svg:d="M13636 9128v889" svg:viewBox="0 0 1 890">
          <text:p/>
        </draw:connector>
        <draw:frame draw:style-name="gr5" draw:text-style-name="P5" draw:layer="layout" svg:width="0.381cm" svg:height="0.762cm" svg:x="13.573cm" svg:y="9.509cm">
          <draw:text-box>
            <text:p><text:span text:style-name="T3">1</text:span></text:p>
          </draw:text-box>
        </draw:frame>
        <draw:frame draw:style-name="gr5" draw:text-style-name="P5" draw:layer="layout" svg:width="0.381cm" svg:height="0.762cm" svg:x="13.573cm" svg:y="9.001cm">
          <draw:text-box>
            <text:p><text:span text:style-name="T3">1</text:span></text:p>
          </draw:text-box>
        </draw:frame>
        <draw:connector draw:style-name="gr3" draw:text-style-name="P1" draw:layer="layout" draw:line-skew="-1.016cm" svg:x1="8.874cm" svg:y1="6.842cm" svg:x2="10.398cm" svg:y2="11.16cm" draw:start-shape="id1" draw:start-glue-point="4" draw:end-shape="id3" draw:end-glue-point="3" svg:d="M8874 6842h-254v4318h1778" svg:viewBox="0 0 1779 4319">
          <text:p/>
        </draw:connector>
        <draw:frame draw:style-name="gr5" draw:text-style-name="P5" draw:layer="layout" svg:width="0.381cm" svg:height="0.762cm" svg:x="10.017cm" svg:y="10.652cm">
          <draw:text-box>
            <text:p><text:span text:style-name="T3">1</text:span></text:p>
          </draw:text-box>
        </draw:frame>
        <draw:frame draw:style-name="gr4" draw:text-style-name="P4" draw:layer="layout" svg:width="0.381cm" svg:height="0.725cm" svg:x="8.112cm" svg:y="6.842cm">
          <draw:text-box>
            <text:p><text:span text:style-name="T2">*</text:span></text:p>
          </draw:text-box>
        </draw:frame>
        <draw:custom-shape draw:style-name="gr2" draw:text-style-name="P3" xml:id="id4" draw:id="id4" draw:layer="layout" svg:width="6.477cm" svg:height="2.286cm" svg:x="10.398cm" svg:y="12.684cm">
          <draw:glue-point draw:id="4" svg:x="-5cm" svg:y="-2.5cm"/>
          <text:p text:style-name="P2"><text:span text:style-name="T1">Legal Information for Donors</text:span></text:p>
          <text:p text:style-name="P2"><text:span text:style-name="T4">+laws based on location</text:span></text:p>
          <text:p text:style-name="P2"><text:span text:style-name="T4">+laws based on business type</text:span></text:p>
          <text:p text:style-name="P2"><text:span text:style-name="T4">+search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112cm" svg:y1="6.842cm" svg:x2="10.398cm" svg:y2="13.827cm" draw:start-shape="id1" draw:start-glue-point="5" draw:end-shape="id4" draw:end-glue-point="3" svg:d="M8112 6842v6985h2286" svg:viewBox="0 0 2287 6986">
          <text:p/>
        </draw:connector>
        <draw:frame draw:style-name="gr4" draw:text-style-name="P4" draw:layer="layout" svg:width="0.381cm" svg:height="0.725cm" svg:x="10.017cm" svg:y="16.113cm">
          <draw:text-box>
            <text:p><text:span text:style-name="T2">*</text:span></text:p>
          </draw:text-box>
        </draw:frame>
        <draw:frame draw:style-name="gr4" draw:text-style-name="P4" draw:layer="layout" svg:width="0.381cm" svg:height="0.725cm" svg:x="10.017cm" svg:y="13.319cm">
          <draw:text-box>
            <text:p><text:span text:style-name="T2">*</text:span></text:p>
          </draw:text-box>
        </draw:frame>
        <draw:custom-shape draw:style-name="gr2" draw:text-style-name="P3" xml:id="id5" draw:id="id5" draw:layer="layout" svg:width="6.477cm" svg:height="2.54cm" svg:x="10.398cm" svg:y="15.351cm">
          <draw:glue-point draw:id="4" svg:x="-5cm" svg:y="-2.5cm"/>
          <text:p text:style-name="P2"><text:span text:style-name="T1">Charity Need Posting </text:span></text:p>
          <text:p text:style-name="P2"><text:span text:style-name="T4">+type of need</text:span></text:p>
          <text:p text:style-name="P2"><text:span text:style-name="T4">+location of need</text:span></text:p>
          <text:p text:style-name="P2"><text:span text:style-name="T4">+searchable by donors</text:span></text:p>
          <text:p text:style-name="P2"><text:span text:style-name="T4">+can donor deliver?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604cm" svg:y1="6.842cm" svg:x2="10.398cm" svg:y2="16.621cm" draw:start-shape="id1" draw:start-glue-point="6" draw:end-shape="id5" draw:end-glue-point="3" svg:d="M7604 6842v9779h2794" svg:viewBox="0 0 2795 9780">
          <text:p/>
        </draw:connector>
        <draw:custom-shape draw:style-name="gr2" draw:text-style-name="P3" xml:id="id6" draw:id="id6" draw:layer="layout" svg:width="6.477cm" svg:height="2.032cm" svg:x="10.398cm" svg:y="18.272cm">
          <draw:glue-point draw:id="4" svg:x="-5cm" svg:y="-2.5cm"/>
          <text:p text:style-name="P2"><text:span text:style-name="T1">Transportation Need Posting </text:span></text:p>
          <text:p text:style-name="P2"><text:span text:style-name="T4">+date of need</text:span></text:p>
          <text:p text:style-name="P2"><text:span text:style-name="T4">+location of need</text:span></text:p>
          <text:p text:style-name="P2"><text:span text:style-name="T4">+searchable by volunteers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381cm" svg:height="0.725cm" svg:x="7.604cm" svg:y="6.842cm">
          <draw:text-box>
            <text:p><text:span text:style-name="T2">*</text:span></text:p>
          </draw:text-box>
        </draw:frame>
        <draw:frame draw:style-name="gr4" draw:text-style-name="P4" draw:layer="layout" svg:width="0.381cm" svg:height="0.725cm" svg:x="7.096cm" svg:y="6.842cm">
          <draw:text-box>
            <text:p><text:span text:style-name="T2">*</text:span></text:p>
          </draw:text-box>
        </draw:frame>
        <draw:frame draw:style-name="gr4" draw:text-style-name="P4" draw:layer="layout" svg:width="0.381cm" svg:height="0.725cm" svg:x="8.62cm" svg:y="6.842cm">
          <draw:text-box>
            <text:p><text:span text:style-name="T2">*</text:span></text:p>
          </draw:text-box>
        </draw:frame>
        <draw:connector draw:style-name="gr3" draw:text-style-name="P1" draw:layer="layout" svg:x1="10.398cm" svg:y1="19.288cm" svg:x2="7.096cm" svg:y2="6.842cm" draw:start-shape="id6" draw:start-glue-point="3" draw:end-shape="id1" draw:end-glue-point="7" svg:d="M10398 19288h-3302v-12446" svg:viewBox="0 0 3303 12447">
          <text:p/>
        </draw:connector>
        <draw:frame draw:style-name="gr4" draw:text-style-name="P4" draw:layer="layout" svg:width="0.381cm" svg:height="0.725cm" svg:x="10.017cm" svg:y="18.78cm">
          <draw:text-box>
            <text:p><text:span text:style-name="T2">*</text:span></text:p>
          </draw:text-box>
        </draw:frame>
        <draw:frame draw:style-name="gr6" draw:layer="layout" svg:width="5.715cm" svg:height="1.012cm" svg:x="10.906cm" svg:y="3.036cm">
          <draw:text-box>
            <text:p>System Boundary</text:p>
          </draw:text-box>
        </draw:frame>
        <draw:custom-shape draw:style-name="gr2" draw:text-style-name="P3" draw:layer="layout" svg:width="6.35cm" svg:height="1.778cm" svg:x="2.524cm" svg:y="5.064cm">
          <draw:glue-point draw:id="4" svg:x="5cm" svg:y="5cm"/>
          <draw:glue-point draw:id="5" svg:x="3.8cm" svg:y="5cm"/>
          <draw:glue-point draw:id="6" svg:x="3cm" svg:y="5cm"/>
          <draw:glue-point draw:id="7" svg:x="2.2cm" svg:y="5cm"/>
          <draw:glue-point draw:id="8" svg:x="0.6cm" svg:y="5cm"/>
          <draw:glue-point draw:id="9" svg:x="1.4cm" svg:y="5cm"/>
          <draw:glue-point draw:id="10" svg:x="-0.6cm" svg:y="5cm"/>
          <text:p text:style-name="P2"><text:span text:style-name="T1">User</text:span></text:p>
          <text:p text:style-name="P2"><text:span text:style-name="T2">+username (email)</text:span></text:p>
          <text:p text:style-name="P2"><text:span text:style-name="T2">+type (donor, charity, volunte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10.772cm" svg:height="2.147cm" svg:x="1.254cm" svg:y="1.255cm">
          <draw:text-box>
            <text:p><text:span text:style-name="T2">CS 361 – Project A</text:span></text:p>
            <text:p><text:span text:style-name="T2">Leftover Connection</text:span></text:p>
            <text:p><text:span text:style-name="T2">Daniel Sloane, Holly Harmon, Adam Lamb, Eric Rouse</text:span></text:p>
            <text:p><text:span text:style-name="T2">Universal Modeling Language Diagr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8T18:17:16.017239524</meta:creation-date>
    <dc:date>2014-07-18T21:35:41.192992047</dc:date>
    <meta:editing-duration>PT2H17M14S</meta:editing-duration>
    <meta:editing-cycles>6</meta:editing-cycles>
    <meta:generator>LibreOffice/4.2.5.2$Linux_X86_64 LibreOffice_project/420m0$Build-2</meta:generator>
    <meta:document-statistic meta:object-count="28"/>
  </office:meta>
</office:document-meta>
</file>